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paragraph-rsid="001416e4"/>
    </style:style>
    <style:style style:name="P2" style:family="paragraph" style:parent-style-name="Standard">
      <style:text-properties officeooo:rsid="0012eff5" officeooo:paragraph-rsid="0012eff5"/>
    </style:style>
    <style:style style:name="P3" style:family="paragraph" style:parent-style-name="Standard">
      <style:paragraph-properties fo:text-align="justify" style:justify-single-word="false"/>
      <style:text-properties officeooo:rsid="0012eff5" officeooo:paragraph-rsid="0012eff5"/>
    </style:style>
    <style:style style:name="P4" style:family="paragraph" style:parent-style-name="Standard">
      <style:paragraph-properties fo:text-align="center" style:justify-single-word="false"/>
      <style:text-properties fo:font-size="15pt" fo:font-weight="bold" officeooo:rsid="0017e955" officeooo:paragraph-rsid="0012eff5" style:font-size-asian="15pt" style:font-weight-asian="bold" style:font-size-complex="15pt" style:font-weight-complex="bold"/>
    </style:style>
    <style:style style:name="P5" style:family="paragraph" style:parent-style-name="Standard">
      <style:paragraph-properties fo:text-align="justify" style:justify-single-word="false"/>
      <style:text-properties officeooo:rsid="001416e4" officeooo:paragraph-rsid="001416e4"/>
    </style:style>
    <style:style style:name="P6" style:family="paragraph" style:parent-style-name="Standard">
      <style:paragraph-properties fo:margin-left="1.251cm" fo:margin-right="0cm" fo:text-align="justify" style:justify-single-word="false" fo:text-indent="0cm" style:auto-text-indent="false"/>
      <style:text-properties officeooo:rsid="001416e4" officeooo:paragraph-rsid="001416e4"/>
    </style:style>
    <style:style style:name="P7" style:family="paragraph" style:parent-style-name="Standard">
      <style:paragraph-properties fo:margin-left="1.251cm" fo:margin-right="0cm" fo:text-align="justify" style:justify-single-word="false" fo:text-indent="0cm" style:auto-text-indent="false"/>
      <style:text-properties officeooo:rsid="001c5f22" officeooo:paragraph-rsid="001c5f22"/>
    </style:style>
    <style:style style:name="P8" style:family="paragraph" style:parent-style-name="Standard">
      <style:paragraph-properties fo:margin-left="1.251cm" fo:margin-right="0cm" fo:text-align="justify" style:justify-single-word="false" fo:text-indent="0cm" style:auto-text-indent="false"/>
      <style:text-properties officeooo:paragraph-rsid="00186768"/>
    </style:style>
    <style:style style:name="P9" style:family="paragraph" style:parent-style-name="Standard">
      <style:paragraph-properties fo:margin-left="2.501cm" fo:margin-right="0cm" fo:text-align="justify" style:justify-single-word="false" fo:text-indent="0cm" style:auto-text-indent="false"/>
      <style:text-properties officeooo:paragraph-rsid="001416e4"/>
    </style:style>
    <style:style style:name="P10" style:family="paragraph" style:parent-style-name="Standard">
      <style:paragraph-properties fo:margin-left="2.501cm" fo:margin-right="0cm" fo:text-align="justify" style:justify-single-word="false" fo:text-indent="0cm" style:auto-text-indent="false"/>
      <style:text-properties officeooo:paragraph-rsid="0014daa8"/>
    </style:style>
    <style:style style:name="P11" style:family="paragraph" style:parent-style-name="Standard">
      <style:paragraph-properties fo:margin-left="2.501cm" fo:margin-right="0cm" fo:text-align="justify" style:justify-single-word="false" fo:text-indent="0cm" style:auto-text-indent="false"/>
      <style:text-properties officeooo:paragraph-rsid="00177c3e"/>
    </style:style>
    <style:style style:name="P12" style:family="paragraph" style:parent-style-name="Standard">
      <style:paragraph-properties fo:margin-left="0cm" fo:margin-right="0cm" fo:text-align="justify" style:justify-single-word="false" fo:text-indent="0cm" style:auto-text-indent="false"/>
      <style:text-properties officeooo:rsid="001a1b62" officeooo:paragraph-rsid="001a1b62"/>
    </style:style>
    <style:style style:name="P13" style:family="paragraph" style:parent-style-name="Standard">
      <style:paragraph-properties fo:margin-left="0cm" fo:margin-right="0cm" fo:text-align="justify" style:justify-single-word="false" fo:text-indent="0cm" style:auto-text-indent="false"/>
      <style:text-properties officeooo:paragraph-rsid="001a1b62"/>
    </style:style>
    <style:style style:name="P14" style:family="paragraph" style:parent-style-name="Standard">
      <style:paragraph-properties fo:margin-left="0cm" fo:margin-right="0cm" fo:text-align="justify" style:justify-single-word="false" fo:text-indent="0cm" style:auto-text-indent="false"/>
      <style:text-properties officeooo:paragraph-rsid="00177c3e"/>
    </style:style>
    <style:style style:name="P15" style:family="paragraph" style:parent-style-name="Standard">
      <style:paragraph-properties fo:margin-left="0cm" fo:margin-right="0cm" fo:text-align="justify" style:justify-single-word="false" fo:text-indent="0cm" style:auto-text-indent="false"/>
      <style:text-properties officeooo:paragraph-rsid="00186768"/>
    </style:style>
    <style:style style:name="P16" style:family="paragraph" style:parent-style-name="Standard">
      <style:paragraph-properties fo:margin-left="0cm" fo:margin-right="0cm" fo:text-align="justify" style:justify-single-word="false" fo:text-indent="0cm" style:auto-text-indent="false"/>
      <style:text-properties officeooo:paragraph-rsid="001b3b1e"/>
    </style:style>
    <style:style style:name="P17" style:family="paragraph" style:parent-style-name="Standard">
      <style:paragraph-properties fo:margin-left="0cm" fo:margin-right="0cm" fo:text-align="justify" style:justify-single-word="false" fo:text-indent="0cm" style:auto-text-indent="false"/>
      <style:text-properties officeooo:paragraph-rsid="001c5f22"/>
    </style:style>
    <style:style style:name="P18" style:family="paragraph" style:parent-style-name="Standard">
      <style:paragraph-properties fo:margin-left="0cm" fo:margin-right="0cm" fo:text-align="justify" style:justify-single-word="false" fo:text-indent="0cm" style:auto-text-indent="false"/>
      <style:text-properties officeooo:paragraph-rsid="001da516"/>
    </style:style>
    <style:style style:name="P19" style:family="paragraph" style:parent-style-name="Standard">
      <style:paragraph-properties fo:margin-left="0cm" fo:margin-right="0cm" fo:text-align="justify" style:justify-single-word="false" fo:text-indent="0cm" style:auto-text-indent="false"/>
      <style:text-properties officeooo:paragraph-rsid="001ea297"/>
    </style:style>
    <style:style style:name="P20" style:family="paragraph" style:parent-style-name="Standard">
      <style:paragraph-properties fo:margin-left="0cm" fo:margin-right="0cm" fo:text-align="justify" style:justify-single-word="false" fo:text-indent="0cm" style:auto-text-indent="false"/>
      <style:text-properties officeooo:rsid="001c5f22" officeooo:paragraph-rsid="001c5f22"/>
    </style:style>
    <style:style style:name="P21" style:family="paragraph" style:parent-style-name="Standard">
      <style:paragraph-properties fo:margin-left="0cm" fo:margin-right="0cm" fo:text-align="justify" style:justify-single-word="false" fo:text-indent="0cm" style:auto-text-indent="false"/>
      <style:text-properties officeooo:rsid="001da516" officeooo:paragraph-rsid="001da516"/>
    </style:style>
    <style:style style:name="P22" style:family="paragraph" style:parent-style-name="Standard">
      <style:paragraph-properties fo:margin-left="3.752cm" fo:margin-right="0cm" fo:text-align="justify" style:justify-single-word="false" fo:text-indent="0cm" style:auto-text-indent="false"/>
      <style:text-properties officeooo:paragraph-rsid="0014daa8"/>
    </style:style>
    <style:style style:name="P23" style:family="paragraph" style:parent-style-name="Standard">
      <style:paragraph-properties fo:margin-left="2.501cm" fo:margin-right="0cm" fo:text-align="justify" style:justify-single-word="false" fo:text-indent="0cm" style:auto-text-indent="false"/>
      <style:text-properties fo:font-style="normal" officeooo:rsid="001416e4" officeooo:paragraph-rsid="001416e4" style:font-style-asian="normal" style:font-style-complex="normal"/>
    </style:style>
    <style:style style:name="P24" style:family="paragraph" style:parent-style-name="Standard">
      <style:paragraph-properties fo:margin-left="2.501cm" fo:margin-right="0cm" fo:text-align="justify" style:justify-single-word="false" fo:text-indent="0cm" style:auto-text-indent="false"/>
      <style:text-properties fo:font-style="normal" officeooo:rsid="0014daa8" officeooo:paragraph-rsid="0014daa8" style:font-style-asian="normal" style:font-style-complex="normal"/>
    </style:style>
    <style:style style:name="P25" style:family="paragraph" style:parent-style-name="Standard">
      <style:paragraph-properties fo:margin-left="3.752cm" fo:margin-right="0cm" fo:text-align="justify" style:justify-single-word="false" fo:text-indent="0cm" style:auto-text-indent="false"/>
      <style:text-properties fo:font-style="normal" officeooo:rsid="0014daa8" officeooo:paragraph-rsid="0014daa8" style:font-style-asian="normal" style:font-style-complex="normal"/>
    </style:style>
    <style:style style:name="P26" style:family="paragraph" style:parent-style-name="Standard">
      <style:paragraph-properties fo:margin-left="0cm" fo:margin-right="0cm" fo:text-align="justify" style:justify-single-word="false" fo:text-indent="0cm" style:auto-text-indent="false"/>
      <style:text-properties fo:font-style="normal" officeooo:rsid="00177c3e" officeooo:paragraph-rsid="00177c3e" style:font-style-asian="normal" style:font-style-complex="normal"/>
    </style:style>
    <style:style style:name="P27" style:family="paragraph" style:parent-style-name="Standard">
      <style:paragraph-properties fo:margin-left="0cm" fo:margin-right="0cm" fo:text-align="justify" style:justify-single-word="false" fo:text-indent="0cm" style:auto-text-indent="false"/>
      <style:text-properties fo:font-style="normal" officeooo:rsid="00186768" officeooo:paragraph-rsid="00186768" style:font-style-asian="normal" style:font-style-complex="normal"/>
    </style:style>
    <style:style style:name="P28" style:family="paragraph" style:parent-style-name="Standard">
      <style:paragraph-properties fo:margin-left="0cm" fo:margin-right="0cm" fo:text-align="justify" style:justify-single-word="false" fo:text-indent="0cm" style:auto-text-indent="false"/>
      <style:text-properties fo:font-style="normal" officeooo:rsid="001a1b62" officeooo:paragraph-rsid="001a1b62" style:font-style-asian="normal" style:font-style-complex="normal"/>
    </style:style>
    <style:style style:name="P29" style:family="paragraph" style:parent-style-name="Standard">
      <style:paragraph-properties fo:margin-left="0cm" fo:margin-right="0cm" fo:text-align="justify" style:justify-single-word="false" fo:text-indent="0cm" style:auto-text-indent="false"/>
      <style:text-properties fo:font-style="normal" officeooo:rsid="001b3b1e" officeooo:paragraph-rsid="001b3b1e" style:font-style-asian="normal" style:font-style-complex="normal"/>
    </style:style>
    <style:style style:name="P30" style:family="paragraph" style:parent-style-name="Standard">
      <style:paragraph-properties fo:margin-left="0cm" fo:margin-right="0cm" fo:text-align="justify" style:justify-single-word="false" fo:text-indent="0cm" style:auto-text-indent="false"/>
      <style:text-properties fo:font-style="normal" fo:font-weight="bold" officeooo:rsid="001b3b1e" officeooo:paragraph-rsid="001b3b1e" style:font-style-asian="normal" style:font-weight-asian="bold" style:font-style-complex="normal" style:font-weight-complex="bold"/>
    </style:style>
    <style:style style:name="P31" style:family="paragraph" style:parent-style-name="Standard">
      <style:paragraph-properties fo:margin-left="0cm" fo:margin-right="0cm" fo:text-align="justify" style:justify-single-word="false" fo:text-indent="0cm" style:auto-text-indent="false"/>
      <style:text-properties fo:font-style="normal" fo:font-weight="bold" officeooo:rsid="001bcb41" officeooo:paragraph-rsid="001bcb41" style:font-style-asian="normal" style:font-weight-asian="bold"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ext-properties fo:font-style="normal" fo:font-weight="bold" officeooo:rsid="001c9baa" officeooo:paragraph-rsid="001c9baa" style:font-style-asian="normal" style:font-weight-asian="bold"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ext-properties fo:font-style="normal" fo:font-weight="bold" officeooo:rsid="001da516" officeooo:paragraph-rsid="001da516" style:font-style-asian="normal" style:font-weight-asian="bold" style:font-style-complex="normal" style:font-weight-complex="bold"/>
    </style:style>
    <style:style style:name="P34" style:family="paragraph" style:parent-style-name="Standard">
      <style:paragraph-properties fo:margin-left="0cm" fo:margin-right="0cm" fo:text-align="justify" style:justify-single-word="false" fo:text-indent="0cm" style:auto-text-indent="false"/>
      <style:text-properties fo:font-style="normal" fo:font-weight="normal" officeooo:rsid="001b3b1e" officeooo:paragraph-rsid="001b3b1e" style:font-style-asian="normal" style:font-weight-asian="normal"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fo:font-style="normal" fo:font-weight="normal" officeooo:rsid="001bcb41" officeooo:paragraph-rsid="001b3b1e" style:font-style-asian="normal" style:font-weight-asian="normal"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fo:font-style="normal" fo:font-weight="normal" officeooo:rsid="001c5f22" officeooo:paragraph-rsid="001c5f22" style:font-style-asian="normal" style:font-weight-asian="normal"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fo:font-style="normal" fo:font-weight="normal" officeooo:rsid="001c9baa" officeooo:paragraph-rsid="001c9baa" style:font-style-asian="normal" style:font-weight-asian="normal"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fo:font-style="normal" fo:font-weight="normal" officeooo:rsid="001da516" officeooo:paragraph-rsid="001da516" style:font-style-asian="normal" style:font-weight-asian="normal" style:font-style-complex="normal" style:font-weight-complex="normal"/>
    </style:style>
    <style:style style:name="P39" style:family="paragraph" style:parent-style-name="Standard">
      <style:paragraph-properties fo:margin-left="1.251cm" fo:margin-right="0cm" fo:text-align="justify" style:justify-single-word="false" fo:text-indent="0cm" style:auto-text-indent="false"/>
      <style:text-properties fo:font-style="normal" fo:font-weight="normal" officeooo:rsid="001c5f22" officeooo:paragraph-rsid="001c5f22"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f8f4e" style:font-style-asian="italic" style:font-style-complex="italic"/>
    </style:style>
    <style:style style:name="T3" style:family="text">
      <style:text-properties fo:font-style="italic" officeooo:rsid="001416e4" style:font-style-asian="italic" style:font-style-complex="italic"/>
    </style:style>
    <style:style style:name="T4" style:family="text">
      <style:text-properties fo:font-style="italic" officeooo:rsid="0014daa8" style:font-style-asian="italic" style:font-style-complex="italic"/>
    </style:style>
    <style:style style:name="T5" style:family="text">
      <style:text-properties fo:font-style="italic" officeooo:rsid="00177c3e" style:font-style-asian="italic" style:font-style-complex="italic"/>
    </style:style>
    <style:style style:name="T6" style:family="text">
      <style:text-properties fo:font-style="italic" officeooo:rsid="00186768" style:font-style-asian="italic" style:font-style-complex="italic"/>
    </style:style>
    <style:style style:name="T7" style:family="text">
      <style:text-properties fo:font-style="italic" officeooo:rsid="001a1b62" style:font-style-asian="italic" style:font-style-complex="italic"/>
    </style:style>
    <style:style style:name="T8" style:family="text">
      <style:text-properties fo:font-style="italic" officeooo:rsid="001b3b1e" style:font-style-asian="italic" style:font-style-complex="italic"/>
    </style:style>
    <style:style style:name="T9" style:family="text">
      <style:text-properties fo:font-style="italic" officeooo:rsid="001ea297"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da516" style:font-style-asian="italic" style:font-weight-asian="normal" style:font-style-complex="italic" style:font-weight-complex="normal"/>
    </style:style>
    <style:style style:name="T12" style:family="text">
      <style:text-properties fo:font-style="italic" fo:font-weight="bold" officeooo:rsid="0014daa8" style:font-style-asian="italic" style:font-weight-asian="bold" style:font-style-complex="italic" style:font-weight-complex="bold"/>
    </style:style>
    <style:style style:name="T13" style:family="text">
      <style:text-properties officeooo:rsid="001416e4"/>
    </style:style>
    <style:style style:name="T14" style:family="text">
      <style:text-properties fo:font-style="normal" style:font-style-asian="normal" style:font-style-complex="normal"/>
    </style:style>
    <style:style style:name="T15" style:family="text">
      <style:text-properties fo:font-style="normal" officeooo:rsid="001416e4" style:font-style-asian="normal" style:font-style-complex="normal"/>
    </style:style>
    <style:style style:name="T16" style:family="text">
      <style:text-properties fo:font-style="normal" officeooo:rsid="0014daa8" style:font-style-asian="normal" style:font-style-complex="normal"/>
    </style:style>
    <style:style style:name="T17" style:family="text">
      <style:text-properties fo:font-style="normal" officeooo:rsid="00177c3e" style:font-style-asian="normal" style:font-style-complex="normal"/>
    </style:style>
    <style:style style:name="T18" style:family="text">
      <style:text-properties fo:font-style="normal" officeooo:rsid="0016e2aa" style:font-style-asian="normal" style:font-style-complex="normal"/>
    </style:style>
    <style:style style:name="T19" style:family="text">
      <style:text-properties fo:font-style="normal" officeooo:rsid="00186768" style:font-style-asian="normal" style:font-style-complex="normal"/>
    </style:style>
    <style:style style:name="T20" style:family="text">
      <style:text-properties fo:font-style="normal" officeooo:rsid="001a1b62" style:font-style-asian="normal" style:font-style-complex="normal"/>
    </style:style>
    <style:style style:name="T21" style:family="text">
      <style:text-properties fo:font-style="normal" officeooo:rsid="001b3b1e" style:font-style-asian="normal" style:font-style-complex="normal"/>
    </style:style>
    <style:style style:name="T22" style:family="text">
      <style:text-properties fo:font-style="normal" officeooo:rsid="001ea297"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b3b1e" style:font-style-asian="normal" style:font-weight-asian="normal" style:font-style-complex="normal" style:font-weight-complex="normal"/>
    </style:style>
    <style:style style:name="T25" style:family="text">
      <style:text-properties fo:font-style="normal" fo:font-weight="normal" officeooo:rsid="001bcb41" style:font-style-asian="normal" style:font-weight-asian="normal" style:font-style-complex="normal" style:font-weight-complex="normal"/>
    </style:style>
    <style:style style:name="T26" style:family="text">
      <style:text-properties fo:font-style="normal" fo:font-weight="normal" officeooo:rsid="001c5f22" style:font-style-asian="normal" style:font-weight-asian="normal" style:font-style-complex="normal" style:font-weight-complex="normal"/>
    </style:style>
    <style:style style:name="T27" style:family="text">
      <style:text-properties fo:font-style="normal" fo:font-weight="normal" officeooo:rsid="001c9baa" style:font-style-asian="normal" style:font-weight-asian="normal" style:font-style-complex="normal" style:font-weight-complex="normal"/>
    </style:style>
    <style:style style:name="T28" style:family="text">
      <style:text-properties fo:font-style="normal" fo:font-weight="normal" officeooo:rsid="001da516" style:font-style-asian="normal" style:font-weight-asian="normal" style:font-style-complex="normal" style:font-weight-complex="normal"/>
    </style:style>
    <style:style style:name="T29" style:family="text">
      <style:text-properties fo:font-style="normal" fo:font-weight="normal" officeooo:rsid="001ea297"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1c9baa" style:font-style-asian="normal" style:font-weight-asian="bold" style:font-style-complex="normal" style:font-weight-complex="bold"/>
    </style:style>
    <style:style style:name="T32" style:family="text">
      <style:text-properties fo:font-style="normal" fo:font-weight="bold" officeooo:rsid="001da516" style:font-style-asian="normal" style:font-weight-asian="bold" style:font-style-complex="normal" style:font-weight-complex="bold"/>
    </style:style>
    <style:style style:name="T33" style:family="text">
      <style:text-properties fo:font-size="10pt" fo:font-style="normal" officeooo:rsid="001416e4" style:font-size-asian="10pt" style:font-style-asian="normal" style:font-size-complex="10pt" style:font-style-complex="normal"/>
    </style:style>
    <style:style style:name="T34" style:family="text">
      <style:text-properties officeooo:rsid="0016e2aa"/>
    </style:style>
    <style:style style:name="T35" style:family="text">
      <style:text-properties officeooo:rsid="00177c3e"/>
    </style:style>
    <style:style style:name="T36" style:family="text">
      <style:text-properties fo:font-weight="normal" officeooo:rsid="001b3b1e" style:font-weight-asian="normal" style:font-weight-complex="normal"/>
    </style:style>
    <style:style style:name="T37" style:family="text">
      <style:text-properties fo:font-weight="bold" style:font-weight-asian="bold" style:font-weight-complex="bold"/>
    </style:style>
    <style:style style:name="T38" style:family="text">
      <style:text-properties fo:font-weight="bold" officeooo:rsid="001416e4" style:font-weight-asian="bold" style:font-weight-complex="bold"/>
    </style:style>
    <style:style style:name="T39" style:family="text">
      <style:text-properties fo:font-weight="bold" officeooo:rsid="0014daa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Le </text:span><text:span text:style-name="T2">P</text:span><text:span text:style-name="T1">rincipe responsabilité</text:span>, Hans Jonas</text:p>
      <text:p text:style-name="P4">Chapitre 2 : questions de fondements et de méthode</text:p>
      <text:p text:style-name="P2"/>
      <text:p text:style-name="P2"/>
      <text:p text:style-name="P2"><text:span text:style-name="T37">I. Savoir idéal et savoir réel dans « l’éthique de l’avenir » </text:span><text:span text:style-name="T36">[la partie la plus importante du chapitre, à lire dans le détail avec grande précision]</text:span></text:p>
      <text:p text:style-name="P3"/>
      <text:p text:style-name="P5"><text:span text:style-name="T34">1. Cette sous-partie expose </text:span>le double enjeu de ce chapitre :</text:p>
      <text:p text:style-name="P6">1. Comment peut-on « fonder » la nouvelle éthique que cherche Jonas, c’est-à-dire sur quelles bases pouvons-nous la justifier ?</text:p>
      <text:p text:style-name="P9"><text:span text:style-name="T13">→ </text:span><text:span text:style-name="T38">question </text:span><text:span text:style-name="T12">théorique</text:span><text:span text:style-name="T38"> d</text:span><text:span text:style-name="T39">u</text:span><text:span text:style-name="T38"> fondement</text:span><text:span text:style-name="T13"> </text:span><text:span text:style-name="T35">(« savoir idéal »)</text:span><text:span text:style-name="T13">. On chercher à s’assurer du fait que la nouvelle éthique de Jonas repose sur des bases solides.</text:span></text:p>
      <text:p text:style-name="P6">2. Comment faire en sorte que cette nouvelle éthique ne reste pas qu’une théorie abstraite, et qu’elle puisse avoir un véritable impact sur les décisions humaines ?</text:p>
      <text:p text:style-name="P9"><text:span text:style-name="T13">→ </text:span><text:span text:style-name="T38">question </text:span><text:span text:style-name="T12">pratique</text:span><text:span text:style-name="T39"> </text:span><text:span text:style-name="T38">de </text:span><text:span text:style-name="T39">la</text:span><text:span text:style-name="T38"> méthode</text:span><text:span text:style-name="T13"> </text:span><text:span text:style-name="T35">(« savoir réel »)</text:span><text:span text:style-name="T13"> : </text:span><text:span text:style-name="T15">on </text:span><text:span text:style-name="T13">cherche à savoir comment </text:span><text:span text:style-name="T15">la théorie peut être réellement mise en application. C’est donc une question politique</text:span><text:span text:style-name="T15"><text:note text:id="ftn1" text:note-class="footnote"><text:note-citation>1</text:note-citation><text:note-body><text:p text:style-name="P1"><text:span text:style-name="T13">Ce qui est « politique » (du grec </text:span><text:span text:style-name="T3">polis</text:span><text:span text:style-name="T15">, la cité) concerne les décisions que les hommes prennent collectivement. Le sens philosophique de ce concept est donc plus large que celui, plus courant, de la politique « politicienne » (les manœuvres de pouvoir des partis </text:span><text:span text:style-name="T33">et des figures connues</text:span><text:span text:style-name="T15">).</text:span></text:p></text:note-body></text:note></text:span><text:span text:style-name="T15">.</text:span></text:p>
      <text:p text:style-name="P23"/>
      <text:p text:style-name="P24">Plus précisément, Jonas formule ainsi le problème : « comment son éventuel savoir chez un petit nombre peut conquérir une influence sur l’agir du grand nombre » ? (p. 63)</text:p>
      <text:p text:style-name="P10"><text:span text:style-name="T17">Ici, le « savoir » en question désigne en fait le « savoir idéal », c’est-à-dire</text:span><text:span text:style-name="T16"> la thèse de Jonas </text:span><text:span text:style-name="T17">sous sa forme complète et parfaitement justifiée.</text:span><text:span text:style-name="T16"> </text:span><text:span text:style-name="T17">C</text:span><text:span text:style-name="T16">’est le savoir…</text:span></text:p>
      <text:p text:style-name="P25">- du fait que la technique moderne s’est transformée radicalement</text:p>
      <text:p text:style-name="P25">- du fait qu’elle implique la nécessité d’une nouvelle morale</text:p>
      <text:p text:style-name="P22"><text:span text:style-name="T16">- de </text:span><text:span text:style-name="T4">ce que contient </text:span><text:span text:style-name="T16">cette nouvelle morale, </text:span><text:span text:style-name="T22">ce qu’elle dit</text:span></text:p>
      <text:p text:style-name="P24"/>
      <text:p text:style-name="P11"><text:span text:style-name="T16">=&gt; </text:span><text:span text:style-name="T17">Le savoir réel, c’est </text:span><text:span text:style-name="T5">savoir comment</text:span><text:span text:style-name="T17"> faire valoir </text:span><text:span text:style-name="T5">en pratique</text:span><text:span text:style-name="T17"> le savoir idéal.</text:span></text:p>
      <text:p text:style-name="P24"/>
      <text:p text:style-name="P10"><text:span text:style-name="T16">Pour que </text:span><text:span text:style-name="T17">le savoir idéal</text:span><text:span text:style-name="T16"> soit effectivement solide et certain, il faut que ses fondements soient solides. C’est donc la question </text:span><text:span text:style-name="T4">théorique</text:span><text:span text:style-name="T16"> qui doit être prioritaire par rapport à la question pratique. Par ailleurs, Jonas précise que sa solidité </text:span><text:span text:style-name="T4">théorique</text:span><text:span text:style-name="T16"> a aussi des </text:span><text:span text:style-name="T4">conséquences pratiques</text:span><text:span text:style-name="T16"> : dans un débat, on défend mieux une thèse quand <text:s/>on est capable de la justifier de façon rigoureuse.</text:span></text:p>
      <text:p text:style-name="P23"/>
      <text:p text:style-name="P14"><text:span text:style-name="T18">2. </text:span><text:span text:style-name="T17">Comprenez que le « savoir idéal » de Jonas s’articule nécessairement à une autre forme de savoir : le savoir scientifique (« le savoir factuel des effets lointains de l’action technique »). C’est notre connaissance de l’état actuel du monde et des mécanismes de la nature qui nous permet d’anticiper l’état futur du monde. Le savoir scientifique permet la connaissance des futurs probables.</text:span></text:p>
      <text:p text:style-name="P26"/>
      <text:p text:style-name="P14"><text:span text:style-name="T17">3. </text:span><text:span text:style-name="T19">Sous-partie très importante et intéressante, à bien comprendre. Jonas affirme qu’il n’y a pas d’un côté un savoir d’ordre moral, qui nous permettrait de savoir ce qui est bien et mal, et de l’autre côté, de façon tout à fait indépendante, un savoir scientifique qui nous présenterait l’état futur de notre monde.</text:span></text:p>
      <text:p text:style-name="P15"><text:span text:style-name="T17">P</text:span><text:span text:style-name="T19">our Jonas, le savoir scientifique a une valeur « heuristique » </text:span><text:span text:style-name="T22">en morale</text:span><text:span text:style-name="T19">. L’heuristique, c’est en effet ce qui nous permet de découvrir et de prendre conscience de quelque chose : un phénomène a une valeur heuristique lorsqu’il nous permet de</text:span><text:span text:style-name="T6"> comprendre</text:span><text:span text:style-name="T19"> quelque chose d’autre. L’idée de Jonas est la suivante : pour prendre conscience de la valeur de quelque chose, il faut qu’on puisse </text:span><text:soft-page-break/><text:span text:style-name="T19">imaginer sa perte. On ne peut pas savoir ce qui est important dans notre humanité avant d’avoir expérimenté sa perte ou sa déformation.</text:span></text:p>
      <text:p text:style-name="P8"><text:span text:style-name="T19">Ex : il est difficile de dire clairement ce qu’il est important de respecter en l’être humain. Pourtant, lorsque nous pensons aux conséquences </text:span><text:span text:style-name="T22">extrêmes</text:span><text:span text:style-name="T19"> de l’eugénisme, des technologies transhumanistes, des nouvelles technologies, nous ressentons clairement une forme de malaise. C’est donc l’</text:span><text:span text:style-name="T6">atteinte </text:span><text:span text:style-name="T19">à notre humanité qui nous permet d’identifier ce qu’il y a d’important dans notre humanité.</text:span></text:p>
      <text:p text:style-name="P27"/>
      <text:p text:style-name="P15"><text:span text:style-name="T19">=&gt; Pour les faire agir de façon responsable, il est très utile de faire </text:span><text:span text:style-name="T6">peur</text:span><text:span text:style-name="T19"> aux </text:span><text:span text:style-name="T22">hommes</text:span><text:span text:style-name="T19"> en les poussant à imaginer un futur apocalyptique. Cette peur n’est pas gratuite : elle a une valeur </text:span><text:span text:style-name="T6">heuristique</text:span><text:span text:style-name="T19">, elle leur permet de mieux comprendre ce qui est en jeu dans le présent.</text:span></text:p>
      <text:p text:style-name="P27"/>
      <text:p text:style-name="P12"><text:span text:style-name="T22">4, 5, 6. Ces s</text:span><text:span text:style-name="T14">ous-parties </text:span><text:span text:style-name="T22">sont </text:span><text:span text:style-name="T14">suffisamment claires à partir de ce qui a été dit. A lire.</text:span></text:p>
      <text:p text:style-name="P28"/>
      <text:p text:style-name="P12"><text:span text:style-name="T14">7. Ici une idée très importante est développée. Le fait de décrire notre avenir probable n’est pas que l’affaire du scientifique : c’est aussi le rôle de l’artiste. Pour Jonas, la « science fiction » est quelque chose d’extrêmement sérieux : elle nous propose des « expériences de pensée » qui sont de véritables sources de connaissance </text:span><text:span text:style-name="T21">morale</text:span><text:span text:style-name="T14">.</text:span></text:p>
      <text:p text:style-name="P13"><text:span text:style-name="T20">Jonas fait référence au</text:span><text:span text:style-name="T7"> Meilleur des Mondes </text:span><text:span text:style-name="T20">de Huxley. <text:s/>Si vous ne connaissez pas ce roman, renseignez-vous à son sujet (ou, idéalement, lisez-le, ça vaut largement la peine).</text:span></text:p>
      <text:p text:style-name="P13"><text:span text:style-name="T20">On trouvera les mêmes dimensions dans l’excellente série Black Mirror : voyez l’épisode E01S03 (« Nosedive »), ou E02S01 (« Fifteen Million Merits »). </text:span><text:span text:style-name="T22">Un épisode de Black Mirror ne nous parle pas seulement d’un futur hypothétique, totalement déconnecté de notre monde : il nous parle de certaines tendances </text:span><text:span text:style-name="T9">actuelles</text:span><text:span text:style-name="T22"> de notre réalité, et nous permet de mieux les penser et les évaluer.</text:span></text:p>
      <text:p text:style-name="P28"/>
      <text:p text:style-name="P16"><text:span text:style-name="T21">8. Jonas explique quels sont les problèmes posés par le « savoir réel » (le passage de la théorie à la pratique). Comment demander aux hommes de renoncer à des bénéfices de court-terme </text:span><text:span text:style-name="T8">certains</text:span><text:span text:style-name="T21"> au profit de bénéfices de long-terme </text:span><text:span text:style-name="T8">incertains</text:span><text:span text:style-name="T21">, tellement lointains qu’ils ne </text:span><text:span text:style-name="T22">nous</text:span><text:span text:style-name="T21"> concerneront peut-être même plus ?</text:span></text:p>
      <text:p text:style-name="P29"/>
      <text:p text:style-name="P29"/>
      <text:p text:style-name="P30">II. Priorité du mauvais pronostic sur le bon</text:p>
      <text:p text:style-name="P34"/>
      <text:p text:style-name="P16"><text:span text:style-name="T24">Introduction : Ici Jonas répond à la question précédente. Il faut faire accepter aux hommes un nouveau principe de réflexion : « il faut faire davantage attention aux prévisions malheureuses qu’aux prévisions heureuses ». Toute cette partie 2 tente de justifier cette affirmation. </text:span><text:span text:style-name="T25">Lisez précisément les deux premiers arguments, passez plus rapidement sur le troisième - plus obscur et </text:span><text:span text:style-name="T26">plus subtil</text:span><text:span text:style-name="T25">.</text:span></text:p>
      <text:p text:style-name="P35"/>
      <text:p text:style-name="P31">III. L’élément du pari dans l’agir</text:p>
      <text:p text:style-name="P31"/>
      <text:p text:style-name="P17"><text:span text:style-name="T25">U</text:span><text:span text:style-name="T26">n pari, c’est une anticipation qui nous guide dans un contexte d’incertitude, en vue d’un certain enjeu. Par exemple, si je parie 10 euros que le dé va tomber sur un nombre pair, j’ai bien ces trois éléments :</text:span></text:p>
      <text:p text:style-name="P39">- Mon anticipation, c’est que le dé va tomber sur un nombre pair</text:p>
      <text:p text:style-name="P7"><text:span text:style-name="T23">- Le contexte d’incertitude, c’est le fait que </text:span><text:span text:style-name="T10">je ne sais pas</text:span><text:span text:style-name="T23"> si le dé va effectivement tomber sur un nombre pair : ce n’est qu’une possibilité (qui ici a 50 % de probabilité de se produire)</text:span></text:p>
      <text:p text:style-name="P39">- L’enjeu, c’est le gain que j’attache à cette anticipation : je gagne 10 euros si c’est le cas, je perds 10 euros autrement</text:p>
      <text:p text:style-name="P20"><text:span text:style-name="T23">L’idée de Jonas ici, c’est que </text:span><text:span text:style-name="T30">toute action humaine a la structure d’un pari</text:span><text:span text:style-name="T23">. Agir, c’est toujours anticiper un certain résultat de mon action ; toute action humaine se déroule dans un contexte </text:span><text:soft-page-break/><text:span text:style-name="T23">d’incertitude ; si j’agis d’une certaine façon, c’est bien que je compte en retirer un quelconque bénéfice.</text:span></text:p>
      <text:p text:style-name="P36"/>
      <text:p text:style-name="P36">La question que pose Jonas est alors la suivante : y a-t-il des choses qu’il m’est rigoureusement interdit de parier ?</text:p>
      <text:p text:style-name="P37">Je vous laisse comprendre l’argumentation de Jonas. La conclusion ici, c’est qu’aucun pari ne peut mettre en jeu « l’intérêt entier » des autres également concernés. Autrement dit, on ne peut jamais parier sur l’existence des générations futures.</text:p>
      <text:p text:style-name="P19"><text:span text:style-name="T27">→ Cette analyse du pari permet à Jonas de poser son </text:span><text:span text:style-name="T29">principe</text:span><text:span text:style-name="T27"> moral fondamental (sous-partie 4) : </text:span><text:span text:style-name="T31">nous ne pouvons jamais avoir le droit de miser sur la disparition de l’humanité</text:span><text:span text:style-name="T27">. </text:span><text:span text:style-name="T29">Aucune décision que nous prenons ne peut inclure cette possibilité. </text:span><text:span text:style-name="T27">Chacun peut certes avoir le droit à son propre suicide, mais l’humanité elle-même n’a jamais le droit de se suicider – ce serait une négation de l’intérêt des potentielles générations futures.</text:span></text:p>
      <text:p text:style-name="P37"/>
      <text:p text:style-name="P32">IV. L’obligation de l’avenir</text:p>
      <text:p text:style-name="P37"/>
      <text:p text:style-name="P21"><text:span text:style-name="T23">Ici, Jonas veut opposer sa conception de l’obligation à la conception </text:span><text:span text:style-name="T10">traditionnelle </text:span><text:span text:style-name="T23">de l’obligation.</text:span></text:p>
      <text:p text:style-name="P18"><text:span text:style-name="T28">La conception traditionnelle de l’obligation suppose qu’il y a obligation à partir du moment où deux individus se sont mis d’accord pour respecter certaines règles : c’est l’obligation comme </text:span><text:span text:style-name="T11">contrat</text:span><text:span text:style-name="T28">, qui fonde la philosophie politique classique (Hobbes, Locke, Rousseau…). L’obligation traditionnelle suppose la rencontre symétrique entre deux libertés, qui se mettent d’accord sur des </text:span><text:span text:style-name="T29">conventions</text:span><text:span text:style-name="T28"> communes.</text:span></text:p>
      <text:p text:style-name="P38"/>
      <text:p text:style-name="P18"><text:span text:style-name="T28">Jonas, au contraire, veut penser une forme d’obligation </text:span><text:span text:style-name="T29">tournée vers</text:span><text:span text:style-name="T28"> </text:span><text:span text:style-name="T29">les</text:span><text:span text:style-name="T28"> générations futures : cela implique une forme d’obligation </text:span><text:span text:style-name="T32">asymétrique</text:span><text:span text:style-name="T28">, dans laquelle ceux auprès de qui nous sommes obligés n’existent pas encore.</text:span></text:p>
      <text:p text:style-name="P38"/>
      <text:p text:style-name="P38">Le modèle de cette nouvelle forme d’obligation, Jonas la trouve dans la relation parent/enfant (sous-partie 2). Le parent a des obligations vis-à-vis de son enfant, quand bien même ce dernier n’est pas capable de faire un usage libre et autonome de sa volonté. </text:p>
      <text:p text:style-name="P38"/>
      <text:p text:style-name="P38">Le reste de la partie est à lire, elle essaye de résoudre les problèmes que pose l’utilisation de ce modèle de la relation parent/enfant.</text:p>
      <text:p text:style-name="P38"/>
      <text:p text:style-name="P33">V. Être et devoir</text:p>
      <text:p text:style-name="P38"/>
      <text:p text:style-name="P38">Il n’est pas nécessaire de lire avec précision ce chapitre plus abstrait, qui fait le lien avec le chapitre métaphysique qui su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9T13:33:31.438000000</meta:creation-date>
    <dc:date>2022-01-31T21:36:37.656000000</dc:date>
    <meta:editing-duration>PT7H18M29S</meta:editing-duration>
    <meta:editing-cycles>6</meta:editing-cycles>
    <meta:generator>LibreOffice/7.1.2.2$Windows_X86_64 LibreOffice_project/8a45595d069ef5570103caea1b71cc9d82b2aae4</meta:generator>
    <dc:creator>Vivien Mirebeau</dc:creator>
    <meta:document-statistic meta:table-count="0" meta:image-count="0" meta:object-count="0" meta:page-count="3" meta:paragraph-count="45" meta:word-count="1469" meta:character-count="8853" meta:non-whitespace-character-count="7425"/>
  </office:meta>
</office:document-meta>
</file>